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empo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4" calcext:value-type="float">
            <text:p>10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8" calcext:value-type="float">
            <text:p>9,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75" calcext:value-type="float">
            <text:p>9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58" calcext:value-type="float">
            <text:p>11,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37" calcext:value-type="float">
            <text:p>11,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00:18:03.383126833</meta:creation-date>
    <meta:generator>LibreOffice/6.0.7.3$Linux_X86_64 LibreOffice_project/00m0$Build-3</meta:generator>
    <dc:date>2020-05-10T12:27:56.052705599</dc:date>
    <meta:editing-duration>PT11H19M15S</meta:editing-duration>
    <meta:editing-cycles>15</meta:editing-cycles>
    <meta:document-statistic meta:table-count="1" meta:cell-count="16" meta:object-count="0"/>
  </office:meta>
</office:document-meta>
</file>